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F00000189F7DFBA89CEA3DAB4.png" manifest:media-type="image/png"/>
  <manifest:file-entry manifest:full-path="Pictures/100000000000014B0000025526AA0486795438A4.png" manifest:media-type="image/png"/>
  <manifest:file-entry manifest:full-path="Pictures/100000000000018C000001EECAC33D071CB68BF4.png" manifest:media-type="image/png"/>
  <manifest:file-entry manifest:full-path="Pictures/100000000000018B0000025B1E2FDEEFDF55F5F8.png" manifest:media-type="image/png"/>
  <manifest:file-entry manifest:full-path="Pictures/100000000000025900000164F7C7625C8505F92A.png" manifest:media-type="image/png"/>
  <manifest:file-entry manifest:full-path="Pictures/10000000000003680000028404CA464EB1F09A23.png" manifest:media-type="image/png"/>
  <manifest:file-entry manifest:full-path="Pictures/1000000000000280000003221E4B56078B819639.png" manifest:media-type="image/png"/>
  <manifest:file-entry manifest:full-path="Pictures/100000000000029700000281173B01C20259B8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1cm" fo:min-width="0.996cm"/>
    </style:style>
    <style:style style:name="gr4" style:family="graphic" style:parent-style-name="standard">
      <style:graphic-properties draw:textarea-horizontal-align="justify" draw:textarea-vertical-align="middle" draw:auto-grow-height="false" fo:min-height="1.01cm" fo:min-width="0.657cm"/>
    </style:style>
    <style:style style:name="gr5" style:family="graphic" style:parent-style-name="standard">
      <style:graphic-properties draw:textarea-horizontal-align="justify" draw:textarea-vertical-align="middle" draw:auto-grow-height="false" fo:min-height="1.01cm" fo:min-width="0.5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52cm" svg:height="13.442cm" svg:x="25.005cm" svg:y="15.258cm">
          <draw:image xlink:href="Pictures/100000000000014B0000025526AA0486795438A4.png" xlink:type="simple" xlink:show="embed" xlink:actuate="onLoad" loext:mime-type="image/png">
            <text:p/>
          </draw:image>
        </draw:frame>
        <draw:frame draw:style-name="gr1" draw:text-style-name="P1" draw:layer="layout" svg:width="8.16cm" svg:height="13.448cm" svg:x="32.538cm" svg:y="15.252cm">
          <draw:image xlink:href="Pictures/100000000000018B0000025B1E2FDEEFDF55F5F8.png" xlink:type="simple" xlink:show="embed" xlink:actuate="onLoad" loext:mime-type="image/png">
            <text:p/>
          </draw:image>
        </draw:frame>
        <draw:frame draw:style-name="gr1" draw:text-style-name="P1" draw:layer="layout" svg:width="9.135cm" svg:height="6.746cm" svg:x="1.356cm" svg:y="1.433cm">
          <draw:image xlink:href="Pictures/10000000000003680000028404CA464EB1F09A23.png" xlink:type="simple" xlink:show="embed" xlink:actuate="onLoad" loext:mime-type="image/png">
            <text:p/>
          </draw:image>
        </draw:frame>
        <draw:frame draw:style-name="gr1" draw:text-style-name="P1" draw:layer="layout" svg:width="10.27cm" svg:height="12.871cm" svg:x="11.883cm" svg:y="8.391cm">
          <draw:image xlink:href="Pictures/1000000000000280000003221E4B56078B819639.png" xlink:type="simple" xlink:show="embed" xlink:actuate="onLoad" loext:mime-type="image/png">
            <text:p/>
          </draw:image>
        </draw:frame>
        <draw:frame draw:style-name="gr1" draw:text-style-name="P1" draw:layer="layout" svg:width="9.151cm" svg:height="5.42cm" svg:x="12.016cm" svg:y="1.64cm">
          <draw:image xlink:href="Pictures/100000000000025900000164F7C7625C8505F92A.png" xlink:type="simple" xlink:show="embed" xlink:actuate="onLoad" loext:mime-type="image/png">
            <text:p/>
          </draw:image>
        </draw:frame>
        <draw:frame draw:style-name="gr1" draw:text-style-name="P1" draw:layer="layout" svg:width="6.704cm" svg:height="8.363cm" svg:x="1.449cm" svg:y="9.004cm">
          <draw:image xlink:href="Pictures/100000000000018C000001EECAC33D071CB68BF4.png" xlink:type="simple" xlink:show="embed" xlink:actuate="onLoad" loext:mime-type="image/png">
            <text:p/>
          </draw:image>
        </draw:frame>
        <draw:frame draw:style-name="gr1" draw:text-style-name="P1" draw:layer="layout" svg:width="8.722cm" svg:height="8.431cm" svg:x="1cm" svg:y="18.28cm">
          <draw:image xlink:href="Pictures/100000000000029700000281173B01C20259B8C7.png" xlink:type="simple" xlink:show="embed" xlink:actuate="onLoad" loext:mime-type="image/png">
            <text:p/>
          </draw:image>
        </draw:frame>
        <draw:frame draw:style-name="gr2" draw:text-style-name="P2" draw:layer="layout" svg:width="7.593cm" svg:height="10.397cm" svg:x="22.566cm" svg:y="2.306cm">
          <draw:image xlink:href="Pictures/100000000000011F00000189F7DFBA89CEA3DAB4.png" xlink:type="simple" xlink:show="embed" xlink:actuate="onLoad" loext:mime-type="image/png">
            <text:p/>
          </draw:image>
        </draw:frame>
        <draw:custom-shape draw:style-name="gr3" draw:text-style-name="P2" draw:layer="layout" svg:width="2.116cm" svg:height="1.78cm" svg:x="7.553cm" svg:y="5.77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5cm" svg:height="1.78cm" svg:x="1.732cm" svg:y="9.1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5cm" svg:height="1.78cm" svg:x="4.33cm" svg:y="20.97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43cm" svg:height="1.78cm" svg:x="19.579cm" svg:y="5.147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5cm" svg:height="1.78cm" svg:x="13.422cm" svg:y="13.66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5cm" svg:height="1.78cm" svg:x="23.669cm" svg:y="5.53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5cm" svg:height="1.78cm" svg:x="31.462cm" svg:y="15.394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9:46.58</meta:creation-date>
    <dc:date>2019-10-18T13:13:11.536000000</dc:date>
    <meta:editing-duration>PT1H40M6S</meta:editing-duration>
    <meta:editing-cycles>13</meta:editing-cycles>
    <meta:generator>LibreOffice/6.2.5.2$Windows_X86_64 LibreOffice_project/1ec314fa52f458adc18c4f025c545a4e8b22c159</meta:generator>
    <meta:document-statistic meta:object-count="15"/>
  </office:meta>
</office:document-meta>
</file>